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="solid" draw:fill-color="#cccccc" draw:textarea-horizontal-align="justify" draw:textarea-vertical-align="middle" draw:auto-grow-height="false" fo:min-height="0.998cm" fo:min-width="4.5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draw:marker-start-width="0.279cm" draw:marker-end-width="0.279cm" draw:fill="solid" draw:fill-color="#ff950e" draw:textarea-horizontal-align="justify" draw:textarea-vertical-align="middle" draw:auto-grow-height="false" fo:min-height="0.65cm" fo:min-width="11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draw:marker-start-width="0.279cm" draw:marker-end-width="0.279cm" draw:fill="solid" draw:fill-color="#ffff99" draw:textarea-horizontal-align="justify" draw:textarea-vertical-align="middle" draw:auto-grow-height="false" fo:min-height="0.65cm" fo:min-width="1.65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draw:marker-start-width="0.279cm" draw:marker-end-width="0.279cm" draw:fill="solid" draw:fill-color="#23ff23" draw:opacity="22%" draw:textarea-horizontal-align="justify" draw:textarea-vertical-align="middle" draw:auto-grow-height="false" fo:min-height="0.65cm" fo:min-width="1.65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draw:marker-start-width="0.279cm" draw:marker-end-width="0.279cm" draw:fill="solid" draw:fill-color="#ff950e" draw:textarea-horizontal-align="justify" draw:textarea-vertical-align="middle" draw:auto-grow-height="false" fo:min-height="2.55cm" fo:min-width="3.9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draw:marker-start-width="0.279cm" draw:marker-end-width="0.279cm" draw:fill="solid" draw:fill-color="#ff950e" draw:textarea-horizontal-align="justify" draw:textarea-vertical-align="middle" draw:auto-grow-height="false" fo:min-height="1.25cm" fo:min-width="6.9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draw:marker-start-width="0.279cm" draw:marker-end-width="0.279cm" draw:fill="solid" draw:fill-color="#23ff23" draw:opacity="22%" draw:textarea-horizontal-align="justify" draw:textarea-vertical-align="middle" draw:auto-grow-height="false" fo:min-height="0.65cm" fo:min-width="2.85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draw:marker-start-width="0.279cm" draw:marker-end-width="0.279cm" draw:fill="solid" draw:fill-color="#ff950e" draw:textarea-horizontal-align="justify" draw:textarea-vertical-align="middle" draw:auto-grow-height="false" fo:min-height="1.25cm" fo:min-width="4.6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draw:marker-start-width="0.279cm" draw:marker-end-width="0.279cm" draw:fill="solid" draw:fill-color="#ff950e" draw:textarea-horizontal-align="justify" draw:textarea-vertical-align="middle" draw:auto-grow-height="false" fo:min-height="2.15cm" fo:min-width="8cm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draw:marker-start="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solid" svg:stroke-color="#000000" draw:fill="none" draw:fill-color="#ffffff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  <style:text-properties style:font-name="Ubuntu" fo:font-size="16pt" fo:font-weight="bold"/>
    </style:style>
    <style:style style:name="P3" style:family="paragraph">
      <loext:graphic-properties draw:fill="solid" draw:fill-color="#ff950e"/>
      <style:paragraph-properties fo:text-align="center"/>
      <style:text-properties style:font-name="Ubuntu" fo:font-size="16pt" fo:font-weight="bold"/>
    </style:style>
    <style:style style:name="P4" style:family="paragraph">
      <loext:graphic-properties draw:fill="solid" draw:fill-color="#ffff99"/>
      <style:paragraph-properties fo:text-align="center"/>
      <style:text-properties style:font-name="Ubuntu" fo:font-size="16pt" fo:font-weight="bold"/>
    </style:style>
    <style:style style:name="P5" style:family="paragraph">
      <loext:graphic-properties draw:fill="solid" draw:fill-color="#23ff23" draw:opacity="22%"/>
      <style:paragraph-properties fo:text-align="center"/>
      <style:text-properties style:font-name="Ubuntu" fo:font-size="16pt" fo:font-weight="bold"/>
    </style:style>
    <style:style style:name="P6" style:family="paragraph">
      <loext:graphic-properties draw:fill="none"/>
      <style:paragraph-properties fo:text-align="center"/>
      <style:text-properties style:font-name="Ubuntu" fo:font-size="16pt" fo:font-weight="bold"/>
    </style:style>
    <style:style style:name="P7" style:family="paragraph">
      <loext:graphic-properties draw:fill="none" draw:fill-color="#ffffff"/>
      <style:paragraph-properties fo:text-align="center"/>
      <style:text-properties style:font-name="Ubuntu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Ubuntu" fo:font-size="16pt" fo:font-weight="bold"/>
    </style:style>
    <style:style style:name="T2" style:family="text">
      <style:text-properties style:font-name="Ubuntu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1cm" svg:height="1.3cm" svg:x="7.5cm" svg:y="2.4cm">
          <text:p text:style-name="P1"><text:span text:style-name="T1">Début</text:span></text:p>
          <text:p text:style-name="P1"><text:span text:style-name="T1">Pédaliers inactif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11.5cm" svg:height="0.9cm" svg:x="4.3cm" svg:y="5.7cm">
          <draw:glue-point draw:id="4" svg:x="-2.739cm" svg:y="-5cm"/>
          <draw:glue-point draw:id="5" svg:x="3.347cm" svg:y="-5cm"/>
          <text:p text:style-name="P1"><text:span text:style-name="T1">Lancement rewi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3cm" svg:height="1.8cm" svg:x="7.9cm" svg:y="3.8cm">
          <text:p text:style-name="P1"><text:span text:style-name="T1">Appui </text:span></text:p>
          <text:p text:style-name="P1"><text:span text:style-name="T1">REWI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4.3cm" svg:height="1.8cm" svg:x="7.9cm" svg:y="6.7cm">
          <text:p text:style-name="P1"><text:span text:style-name="T1">Rewind </text:span></text:p>
          <text:p text:style-name="P1"><text:span text:style-name="T1">fin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draw:layer="layout" svg:width="4.4cm" svg:height="2.8cm" svg:x="7.85cm" svg:y="8.6cm">
          <text:p text:style-name="P1"><text:span text:style-name="T1">Attente </text:span></text:p>
          <text:p text:style-name="P1"><text:span text:style-name="T1">« au départ »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3cm" svg:height="1.8cm" svg:x="7.9cm" svg:y="11.5cm">
          <text:p text:style-name="P1"><text:span text:style-name="T1">Appui </text:span></text:p>
          <text:p text:style-name="P1"><text:span text:style-name="T1">ST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xml:id="id2" draw:id="id2" draw:layer="layout" svg:width="7.4cm" svg:height="1.5cm" svg:x="6.35cm" svg:y="13.4cm">
          <draw:glue-point draw:id="4" svg:x="-3.175cm" svg:y="-5cm"/>
          <text:p text:style-name="P1"><text:span text:style-name="T1">COURSE</text:span></text:p>
          <text:p text:style-name="P1"><text:span text:style-name="T1">Pédaliers actif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3cm" svg:height="1.8cm" svg:x="4.3cm" svg:y="15cm">
          <text:p text:style-name="P1"><text:span text:style-name="T1">Appui </text:span></text:p>
          <text:p text:style-name="P1"><text:span text:style-name="T1">STO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5" draw:layer="layout" svg:width="6.7cm" svg:height="1.8cm" svg:x="10.4cm" svg:y="15cm">
          <text:p text:style-name="P1"><text:span text:style-name="T1">Course finie</text:span></text:p>
          <text:p text:style-name="P1"><text:span text:style-name="T1">(3/6 gagnants ?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3" draw:layer="layout" svg:width="5.1cm" svg:height="1.5cm" svg:x="4cm" svg:y="16.9cm">
          <text:p text:style-name="P1"><text:span text:style-name="T1">PAUSE</text:span></text:p>
          <text:p text:style-name="P1"><text:span text:style-name="T1">Pédaliers inactif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3cm" svg:height="1.8cm" svg:x="6.9cm" svg:y="18.5cm">
          <text:p text:style-name="P1"><text:span text:style-name="T1">Appui </text:span></text:p>
          <text:p text:style-name="P1"><text:span text:style-name="T1">REWI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1" draw:id="id1" draw:layer="layout" svg:width="4.3cm" svg:height="1.8cm" svg:x="1.9cm" svg:y="18.5cm">
          <text:p text:style-name="P1"><text:span text:style-name="T1">Appui </text:span></text:p>
          <text:p text:style-name="P1"><text:span text:style-name="T1">ST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3" draw:layer="layout" svg:width="5.1cm" svg:height="1.5cm" svg:x="11.2cm" svg:y="16.9cm">
          <text:p text:style-name="P1"><text:span text:style-name="T1">PAUSE</text:span></text:p>
          <text:p text:style-name="P1"><text:span text:style-name="T1">Pédaliers inactif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3cm" svg:height="1.8cm" svg:x="11.6cm" svg:y="18.5cm">
          <text:p text:style-name="P1"><text:span text:style-name="T1">Appui </text:span></text:p>
          <text:p text:style-name="P1"><text:span text:style-name="T1">REWIND </text:span></text:p>
          <text:p text:style-name="P1"><text:span text:style-name="T1">ou ST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3" xml:id="id7" draw:id="id7" draw:layer="layout" svg:width="8.5cm" svg:height="2.4cm" svg:x="7.1cm" svg:y="20.4cm">
          <draw:glue-point draw:id="4" svg:x="-4.294cm" svg:y="-5cm"/>
          <text:p text:style-name="P1"><text:span text:style-name="T1">Mise en place PARADE</text:span></text:p>
          <text:p text:style-name="P1"><text:span text:style-name="T1">Les gagnants vont au centre.</text:span></text:p>
          <text:p text:style-name="P1"><text:span text:style-name="T1">Les autres rentrent au départ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4.3cm" svg:height="1.8cm" svg:x="13.4cm" svg:y="22.9cm">
          <text:p text:style-name="P1"><text:span text:style-name="T1">Appui </text:span></text:p>
          <text:p text:style-name="P1"><text:span text:style-name="T1">REWIND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6" draw:layer="layout" draw:type="curve" draw:line-skew="0.373cm -0.199cm -0.274cm" svg:x1="4.05cm" svg:y1="20.3cm" svg:x2="7.701cm" svg:y2="13.4cm" draw:start-shape="id1" draw:start-glue-point="6" draw:end-shape="id2" draw:end-glue-point="4" svg:d="M4050 20300c0 1351-2876 901-2876-3400s6527-4701 6527-3500" svg:viewBox="0 0 6528 8165">
          <text:p/>
        </draw:connector>
        <draw:connector draw:style-name="gr10" draw:text-style-name="P6" draw:layer="layout" draw:type="curve" draw:line-skew="0.28cm 1.372cm -0.974cm" svg:x1="15.55cm" svg:y1="24.7cm" svg:x2="13.899cm" svg:y2="5.7cm" draw:start-shape="id3" draw:start-glue-point="6" draw:end-shape="id4" draw:end-glue-point="5" svg:d="M15550 24700c0 1212 4050 809 4050-9846 0-10654-5701-11405-5701-9154" svg:viewBox="0 0 5702 20509">
          <text:p/>
        </draw:connector>
        <draw:custom-shape draw:style-name="gr3" draw:text-style-name="P4" draw:layer="layout" svg:width="4.3cm" svg:height="1.8cm" svg:x="2.2cm" svg:y="6.7cm">
          <text:p text:style-name="P1"><text:span text:style-name="T1">Appui </text:span></text:p>
          <text:p text:style-name="P1"><text:span text:style-name="T1">STO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3" draw:layer="layout" svg:width="5.1cm" svg:height="1.5cm" svg:x="1.8cm" svg:y="8.6cm">
          <text:p text:style-name="P1"><text:span text:style-name="T1">PAUSE</text:span></text:p>
          <text:p text:style-name="P1"><text:span text:style-name="T1">Arrêt moteur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4.3cm" svg:height="1.8cm" svg:x="2.2cm" svg:y="10.2cm">
          <text:p text:style-name="P1"><text:span text:style-name="T1">Appui </text:span></text:p>
          <text:p text:style-name="P1"><text:span text:style-name="T1">REWIND </text:span></text:p>
          <text:p text:style-name="P1"><text:span text:style-name="T1">ou ST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6" draw:layer="layout" draw:type="curve" draw:line-skew="0.287cm -0.299cm -0.774cm" svg:x1="4.35cm" svg:y1="12cm" svg:x2="6.901cm" svg:y2="5.7cm" draw:start-shape="id5" draw:start-glue-point="6" draw:end-shape="id4" draw:end-glue-point="4" svg:d="M4350 12000c0 1222-2976 815-2976-3393s5527-4858 5527-2907" svg:viewBox="0 0 5528 7955">
          <text:p/>
        </draw:connector>
        <draw:custom-shape draw:style-name="gr3" draw:text-style-name="P4" draw:layer="layout" svg:width="4.3cm" svg:height="1.8cm" svg:x="5cm" svg:y="22.8cm">
          <text:p text:style-name="P1"><text:span text:style-name="T1">Appui </text:span></text:p>
          <text:p text:style-name="P1"><text:span text:style-name="T1">STO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3" draw:layer="layout" svg:width="5.1cm" svg:height="1.5cm" svg:x="4.6cm" svg:y="24.7cm">
          <text:p text:style-name="P1"><text:span text:style-name="T1">PAUSE parade</text:span></text:p>
          <text:p text:style-name="P1"><text:span text:style-name="T1">Arrêt moteur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4.3cm" svg:height="1.8cm" svg:x="5cm" svg:y="26.3cm">
          <text:p text:style-name="P1"><text:span text:style-name="T1">Appui </text:span></text:p>
          <text:p text:style-name="P1"><text:span text:style-name="T1">REWIND</text:span></text:p>
          <text:p text:style-name="P1"><text:span text:style-name="T1">ou ST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6" draw:layer="layout" draw:type="curve" draw:line-skew="0.09cm -0.799cm" svg:x1="7.15cm" svg:y1="28.1cm" svg:x2="7.701cm" svg:y2="20.4cm" draw:start-shape="id6" draw:start-glue-point="6" draw:end-shape="id7" draw:end-glue-point="4" svg:d="M7150 28100c0 927-3476 619-3476-3804 0-4422 4027-4686 4027-3896" svg:viewBox="0 0 4028 8474">
          <text:p/>
        </draw:connector>
        <draw:frame draw:style-name="gr12" draw:text-style-name="P7" draw:layer="layout" svg:width="18cm" svg:height="1.2cm" svg:x="1.5cm" svg:y="1cm">
          <draw:text-box>
            <text:p text:style-name="P1"><text:span text:style-name="T2">DERBY : synopsi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1T12:31:39.700522943</meta:creation-date>
    <dc:date>2022-02-23T13:27:20.559079559</dc:date>
    <meta:editing-duration>PT6H14M2S</meta:editing-duration>
    <meta:editing-cycles>13</meta:editing-cycles>
    <meta:generator>LibreOffice/5.1.6.2$Linux_X86_64 LibreOffice_project/10m0$Build-2</meta:generator>
    <meta:document-statistic meta:object-count="27"/>
  </office:meta>
</office:document-meta>
</file>